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lfred T. Jone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0, 1896</text:p>
      <text:p text:style-name="P5">Month<text:tab/><text:tab/><text:tab/><text:tab/><text:tab/><text:tab/>July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Philad<text:span text:style-name="T2">a</text:span><text:span text:style-name="T3">. July 10 1896/</text:span></text:p>
      <text:p text:style-name="P2"><text:span text:style-name="T3">Rev S Morais/</text:span></text:p>
      <text:p text:style-name="P2"><text:span text:style-name="T3"><text:tab/>Dear Sir/</text:span></text:p>
      <text:p text:style-name="P2"><text:span text:style-name="T3"><text:tab/><text:tab/>Mr Jacob's article/ on Hebrew Literature is now finished/</text:span></text:p>
      <text:p text:style-name="P2"><text:span text:style-name="T3"><text:tab/>I would be very happy to/ commence publishing the work/ you mentioned to me some time/ ago. <text:s/>Can you begin this week?/ <text:s/>Yours truly/ Alfred T. Jone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3:44:59.32</meta:creation-date>
    <dc:date>2012-01-05T13:54:42.02</dc:date>
    <dc:creator>Penn Libraries</dc:creator>
    <meta:editing-duration>PT00H09M4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5" meta:word-count="210" meta:character-count="1517"/>
  </office:meta>
</office:document-meta>
</file>